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5010000005BB80CA8BC9A3F4878.jpg" manifest:media-type="image/jpeg"/>
  <manifest:file-entry manifest:full-path="Pictures/10000000000005E8000000E1D70D2447447A987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text-properties fo:language="zxx" fo:country="none" style:language-asian="zxx" style:country-asian="none"/>
    </style:style>
    <style:style style:name="P2" style:family="paragraph" style:parent-style-name="Footer">
      <style:text-properties fo:language="zxx" fo:country="none" style:language-asian="zxx" style:country-asian="none"/>
    </style:style>
    <style:style style:name="P3" style:family="paragraph" style:parent-style-name="Standard">
      <style:paragraph-properties fo:line-height="100%" fo:text-align="justify" style:justify-single-word="false" fo:orphans="0" fo:widows="0">
        <style:tab-stops/>
      </style:paragraph-properties>
      <style:text-properties fo:color="#000000" loext:opacity="100%" style:font-name="DejaVu Serif"/>
    </style:style>
    <style:style style:name="P4" style:family="paragraph" style:parent-style-name="Standard">
      <style:paragraph-properties fo:line-height="100%" fo:text-align="justify" style:justify-single-word="false" fo:orphans="0" fo:widows="0">
        <style:tab-stops/>
      </style:paragraph-properties>
      <style:text-properties fo:color="#000000" loext:opacity="100%" style:font-name="DejaVu Serif" fo:font-weight="normal" style:font-weight-asian="normal" style:font-weight-complex="normal"/>
    </style:style>
    <style:style style:name="P5" style:family="paragraph" style:parent-style-name="Standard">
      <style:paragraph-properties fo:line-height="100%" fo:text-align="justify" style:justify-single-word="false" fo:orphans="0" fo:widows="0">
        <style:tab-stops/>
      </style:paragraph-properties>
      <style:text-properties fo:color="#008000" loext:opacity="100%" style:font-name="DejaVu Serif"/>
    </style:style>
    <style:style style:name="P6" style:family="paragraph" style:parent-style-name="Standard" style:master-page-name="">
      <style:paragraph-properties fo:line-height="100%" fo:text-align="start" style:justify-single-word="false" fo:orphans="0" fo:widows="0" style:page-number="auto">
        <style:tab-stops/>
      </style:paragraph-properties>
      <style:text-properties fo:color="#008000" loext:opacity="100%" style:font-name="DejaVu Serif"/>
    </style:style>
    <style:style style:name="P7" style:family="paragraph" style:parent-style-name="Standard">
      <style:paragraph-properties fo:line-height="100%" fo:text-align="justify" style:justify-single-word="false" fo:orphans="0" fo:widows="0">
        <style:tab-stops/>
      </style:paragraph-properties>
      <style:text-properties fo:color="#008000" loext:opacity="100%" style:font-name="DejaVu Serif" fo:font-weight="bold" style:font-weight-asian="bold" style:font-weight-complex="bold"/>
    </style:style>
    <style:style style:name="T1" style:family="text">
      <style:text-properties fo:color="#ff420e" loext:opacity="100%"/>
    </style:style>
    <style:style style:name="fr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ge-content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3">1.- Lista los nombres de los usuarios conectados al sistema. </text:p>
      <text:p text:style-name="P5"/>
      <text:p text:style-name="P4">2.- Extrae los campos 1 y 3 del resultado de la orden who. </text:p>
      <text:p text:style-name="P5"/>
      <text:p text:style-name="P3">3.- Lista los permisos de todos tus ficheros situados en tu directorio HOME. </text:p>
      <text:p text:style-name="P5"/>
      <text:p text:style-name="P3">4.- Lista el propietario y tamaño de todos los ficheros del directorio HOME. </text:p>
      <text:p text:style-name="P5"/>
      <text:p text:style-name="P3">5.- El fichero /etc/passwd de una máquina UNIX contiene información de todos los usuarios que tienen una cuenta en esa máquina. </text:p>
      <text:p text:style-name="P3">Cada línea corresponde a un usuario diferente y en ella aparecen los siguientes campos delimitador por ":" </text:p>
      <text:p text:style-name="P3">nombre de usuario </text:p>
      <text:p text:style-name="P3">password codificado en forma de * </text:p>
      <text:p text:style-name="P3">identificador del usuario </text:p>
      <text:p text:style-name="P3">identificador del grupo al que pertenece el usuario </text:p>
      <text:p text:style-name="P3">nombre, apellidos y otra información sobre el usuario </text:p>
      <text:p text:style-name="P3">directorio home </text:p>
      <text:p text:style-name="P3">intérprete de comandos utilizado </text:p>
      <text:p text:style-name="P3">Un ejemplo de la línea correspondiente a un usuario en este fichero sería: </text:p>
      <text:p text:style-name="P7">ii001:*:210:204:,,,:/disc/inf/sop/ii001:/bin/sh </text:p>
      <text:p text:style-name="P3">• Comprueba si existe o no una entrada de tu usuario en ese fichero. </text:p>
      <text:p text:style-name="P5"/>
      <text:p text:style-name="P3">• Lista todos los usuarios del mismo grupo que tú, que existan en ese fichero. </text:p>
      <text:p text:style-name="P5"/>
      <text:p text:style-name="P3">• Lista los UIDs de usuario. </text:p>
      <text:p text:style-name="P5"/>
      <text:p text:style-name="P3"><text:s/>• Lista los UIDs de los usuarios que sean &gt;= 1000.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Droid Sans Fallback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Droid Sans Fallback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/>
    </style:style>
    <style:style style:name="Footer" style:family="paragraph" style:parent-style-name="Standard" style:class="extra">
      <style:paragraph-properties fo:margin-top="0cm" fo:margin-bottom="0cm" style:contextual-spacing="false" fo:line-height="100%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zxx" fo:country="none" style:language-asian="zxx" style:country-asian="none"/>
    </style:style>
    <style:style style:name="MP2" style:family="paragraph" style:parent-style-name="Footer">
      <style:text-properties fo:language="zxx" fo:country="none" style:language-asian="zxx" style:country-asian="none"/>
    </style:style>
    <style:style style:name="MT1" style:family="text">
      <style:text-properties fo:color="#ff420e" loext:opacity="100%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ge-content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0.741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51cm" fo:margin-left="0cm" fo:margin-right="0cm" fo:margin-bottom="2.152cm" style:dynamic-spacing="true"/>
      </style:header-style>
      <style:footer-style>
        <style:header-footer-properties fo:min-height="0.259cm" fo:margin-left="0cm" fo:margin-right="0cm" fo:margin-top="0.16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501cm" fo:margin-bottom="1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gráficos1" text:anchor-type="char" svg:x="-1.037cm" svg:y="-0.826cm" svg:width="19.091cm" svg:height="2.85cm" draw:z-index="0"><draw:image xlink:href="Pictures/10000000000005E8000000E1D70D2447447A9878.jpg" xlink:type="simple" xlink:show="embed" xlink:actuate="onLoad" draw:mime-type="image/jpeg"/></draw:frame></text:p>
        <text:p text:style-name="Header"/>
        <text:p text:style-name="Header"><text:s text:c="47"/><text:span text:style-name="MT1">Ejercicios de linea de comandos</text:span></text:p>
        <text:p text:style-name="Header"><text:s text:c="57"/><text:span text:style-name="MT1">Comando: cut</text:span></text:p>
      </style:header>
      <style:footer>
        <text:p text:style-name="MP2"><draw:frame draw:style-name="Mfr2" draw:name="1 Imagen" text:anchor-type="char" svg:x="0.064cm" svg:y="0.138cm" svg:width="16.272cm" svg:height="1.164cm" draw:z-index="1"><draw:image xlink:href="Pictures/10000000000005010000005BB80CA8BC9A3F4878.jpg" xlink:type="simple" xlink:show="embed" xlink:actuate="onLoad" draw:mime-type="image/jpeg"/></draw:frame></text:p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6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VALOYAS EMILIO</meta:initial-creator>
    <meta:creation-date>2013-02-26T13:50:22</meta:creation-date>
    <dc:creator>emilio </dc:creator>
    <dc:date>2014-02-18T12:12:43</dc:date>
    <meta:editing-cycles>11</meta:editing-cycles>
    <meta:editing-duration>P2171DT9H47M58S</meta:editing-duration>
    <meta:generator>LibreOffice/7.6.2.1$Linux_X86_64 LibreOffice_project/60$Build-1</meta:generator>
    <meta:document-statistic meta:table-count="0" meta:image-count="2" meta:object-count="0" meta:page-count="1" meta:paragraph-count="21" meta:word-count="188" meta:character-count="1240" meta:non-whitespace-character-count="950"/>
    <meta:user-defined meta:name="Información 1"/>
    <meta:user-defined meta:name="Información 2"/>
    <meta:user-defined meta:name="Información 3"/>
    <meta:user-defined meta:name="Información 4"/>
  </office:meta>
</office:document-meta>
</file>